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593cm"/>
    </style:style>
    <style:style style:name="Tableau1.B" style:family="table-column">
      <style:table-column-properties style:column-width="14.4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ff92f" officeooo:paragraph-rsid="001ff92f"/>
    </style:style>
    <style:style style:name="P2" style:family="paragraph" style:parent-style-name="Footer">
      <style:paragraph-properties fo:text-align="start" style:justify-single-word="false"/>
      <style:text-properties officeooo:paragraph-rsid="0030a51a"/>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d45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7f665" officeooo:paragraph-rsid="0027f665"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153264" officeooo:paragraph-rsid="00153264" style:font-size-asian="14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a375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bf5d2" officeooo:paragraph-rsid="001bf5d2"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31782" officeooo:paragraph-rsid="002dacc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0f0412" officeooo:paragraph-rsid="000f0412"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0f0412" officeooo:paragraph-rsid="000f3e01"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0f0412" officeooo:paragraph-rsid="001134fb"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134fb" officeooo:paragraph-rsid="001134fb"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08d45d" officeooo:paragraph-rsid="0008d45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08d45d" officeooo:paragraph-rsid="000a375b"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31782" officeooo:paragraph-rsid="002dacc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bf5d2" officeooo:paragraph-rsid="001bf5d2"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1bf5d2" officeooo:paragraph-rsid="002dacc4"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27f665" officeooo:paragraph-rsid="0027f66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2pt" style:text-underline-style="none" fo:font-weight="normal" officeooo:rsid="001d1817" officeooo:paragraph-rsid="001d1817"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font-size="12pt" style:text-underline-style="none" fo:font-weight="bold" officeooo:rsid="00084b72" officeooo:paragraph-rsid="00084b72"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6pt" style:text-underline-style="none" fo:font-weight="bold" officeooo:rsid="00084b72" officeooo:paragraph-rsid="00084b72"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list-style-name="L1">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33" style:family="paragraph" style:parent-style-name="Standard" style:list-style-name="L1">
      <style:paragraph-properties fo:text-align="center" style:justify-single-word="false"/>
      <style:text-properties fo:font-size="12pt" style:text-underline-style="none" fo:font-weight="normal" officeooo:rsid="0021cfcf" officeooo:paragraph-rsid="0021cfcf"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8d45d" style:font-size-asian="12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d43a3" officeooo:paragraph-rsid="003d43a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da995" officeooo:paragraph-rsid="003da995" style:font-size-asian="12pt" style:font-style-asian="normal" style:font-weight-asian="normal" style:font-size-complex="12pt" style:font-style-complex="normal" style:font-weight-complex="normal"/>
    </style:style>
    <style:style style:name="P38" style:family="paragraph" style:parent-style-name="Standard" style:list-style-name="L7">
      <style:paragraph-properties fo:text-align="start" style:justify-single-word="false"/>
      <style:text-properties fo:font-size="12pt" fo:font-style="normal" style:text-underline-style="solid" style:text-underline-width="auto" style:text-underline-color="font-color" fo:font-weight="normal" officeooo:rsid="003da995" officeooo:paragraph-rsid="003da99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31782" officeooo:paragraph-rsid="002dacc4" style:font-size-asian="10.5pt" style:font-style-asian="normal" style:font-weight-asian="normal" style:font-size-complex="12pt" style:font-style-complex="normal" style:font-weight-complex="normal"/>
    </style:style>
    <style:style style:name="P40" style:family="paragraph" style:parent-style-name="Standard" style:list-style-name="L5">
      <style:paragraph-properties fo:text-align="start" style:justify-single-word="false"/>
      <style:text-properties fo:font-size="12pt" fo:font-style="normal" style:text-underline-style="solid" style:text-underline-width="auto" style:text-underline-color="font-color" fo:font-weight="normal" officeooo:rsid="00131782" officeooo:paragraph-rsid="002dacc4" style:font-size-asian="10.5pt" style:font-style-asian="normal" style:font-weight-asian="normal" style:font-size-complex="12pt" style:font-style-complex="normal" style:font-weight-complex="normal"/>
    </style:style>
    <style:style style:name="P41" style:family="paragraph" style:parent-style-name="Standard" style:list-style-name="L6">
      <style:paragraph-properties fo:text-align="start" style:justify-single-word="false"/>
      <style:text-properties fo:font-size="12pt" fo:font-style="normal" style:text-underline-style="solid" style:text-underline-width="auto" style:text-underline-color="font-color" fo:font-weight="normal" officeooo:rsid="00131782" officeooo:paragraph-rsid="002dacc4"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d43a3" officeooo:paragraph-rsid="003d43a3" style:font-size-asian="10.5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start" style:justify-single-word="false"/>
      <style:text-properties fo:font-size="12pt" fo:font-style="normal" style:text-underline-style="none" fo:font-weight="normal" officeooo:rsid="0008d45d" officeooo:paragraph-rsid="0008d45d"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1134fb" officeooo:paragraph-rsid="001134fb"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3b2035" officeooo:paragraph-rsid="003b2035"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131468" officeooo:paragraph-rsid="00131468"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b49e1" officeooo:paragraph-rsid="003b49e1"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3cb485" officeooo:paragraph-rsid="003cb48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131782" officeooo:paragraph-rsid="002dacc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48ffb9" officeooo:paragraph-rsid="0048ffb9"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48ffb9" officeooo:paragraph-rsid="004b2cae" style:font-size-asian="10.5pt" style:font-style-asian="normal" style:font-weight-asian="normal" style:font-size-complex="12pt" style:font-style-complex="normal" style:font-weight-complex="normal"/>
    </style:style>
    <style:style style:name="P52" style:family="paragraph" style:parent-style-name="Standard" style:list-style-name="L1">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53"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54"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53264" officeooo:paragraph-rsid="00153264" style:font-size-asian="14pt" style:font-style-asian="normal" style:font-weight-asian="normal" style:font-size-complex="14pt" style:font-style-complex="normal" style:font-weight-complex="normal"/>
    </style:style>
    <style:style style:name="P56"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officeooo:rsid="00160edd" officeooo:paragraph-rsid="00160edd" style:font-size-asian="14pt" style:font-style-asian="normal" style:font-weight-asian="normal" style:font-size-complex="14pt" style:font-style-complex="normal" style:font-weight-complex="normal"/>
    </style:style>
    <style:style style:name="P57" style:family="paragraph" style:parent-style-name="Standard" style:list-style-name="L4">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bf5d2" officeooo:paragraph-rsid="0045da93" style:font-size-asian="14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start" style:justify-single-word="false"/>
      <style:text-properties fo:font-size="14pt" fo:font-style="normal" style:text-underline-style="solid" style:text-underline-width="auto" style:text-underline-color="font-color" fo:font-weight="normal" officeooo:rsid="0027f665" officeooo:paragraph-rsid="0027f665"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442ed7" officeooo:paragraph-rsid="0045da93" style:font-size-asian="14pt" style:font-style-asian="normal" style:font-weight-asian="normal" style:font-size-complex="14pt" style:font-style-complex="normal" style:font-weight-complex="normal"/>
    </style:style>
    <style:style style:name="P62" style:family="paragraph" style:parent-style-name="Standard" style:list-style-name="L3">
      <style:paragraph-properties fo:text-align="start" style:justify-single-word="false"/>
      <style:text-properties fo:font-size="14pt" fo:font-style="normal" style:text-underline-style="none" fo:font-weight="normal" officeooo:rsid="001914b9" officeooo:paragraph-rsid="00160edd"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style:text-underline-style="none" fo:font-weight="normal" officeooo:rsid="003f0ace" officeooo:paragraph-rsid="003f0ace"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style:text-underline-style="none" fo:font-weight="normal" officeooo:rsid="003f0ace" officeooo:paragraph-rsid="00409ab1"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size="14pt" fo:font-style="normal" style:text-underline-style="none" fo:font-weight="normal" officeooo:rsid="0043983c" officeooo:paragraph-rsid="0043983c"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size="14pt" fo:font-style="normal" style:text-underline-style="none" fo:font-weight="normal" officeooo:rsid="0043983c" officeooo:paragraph-rsid="0045da93"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size="14pt" fo:font-style="normal" style:text-underline-style="none" fo:font-weight="normal" officeooo:rsid="00440924" officeooo:paragraph-rsid="00440924" style:font-size-asian="14pt" style:font-style-asian="normal" style:font-weight-asian="normal" style:font-size-complex="14pt" style:font-style-complex="normal" style:font-weight-complex="normal"/>
    </style:style>
    <style:style style:name="P68" style:family="paragraph" style:parent-style-name="Standard" style:list-style-name="L8">
      <style:paragraph-properties fo:text-align="start" style:justify-single-word="false"/>
      <style:text-properties officeooo:paragraph-rsid="00409ab1"/>
    </style:style>
    <style:style style:name="P69" style:family="paragraph" style:parent-style-name="Standard">
      <style:paragraph-properties fo:text-align="start" style:justify-single-word="false"/>
      <style:text-properties officeooo:paragraph-rsid="0048ffb9"/>
    </style:style>
    <style:style style:name="P70" style:family="paragraph" style:parent-style-name="Standard">
      <style:paragraph-properties fo:text-align="start" style:justify-single-word="false"/>
      <style:text-properties officeooo:paragraph-rsid="0049a601"/>
    </style:style>
    <style:style style:name="P71" style:family="paragraph" style:parent-style-name="Standard">
      <style:paragraph-properties fo:text-align="start" style:justify-single-word="false"/>
      <style:text-properties officeooo:paragraph-rsid="004b2cae"/>
    </style:style>
    <style:style style:name="P72" style:family="paragraph" style:parent-style-name="Standard" style:list-style-name="L8">
      <style:paragraph-properties fo:text-align="start" style:justify-single-word="false"/>
      <style:text-properties officeooo:rsid="00409ab1" officeooo:paragraph-rsid="00409ab1"/>
    </style:style>
    <style:style style:name="P73" style:family="paragraph" style:parent-style-name="Standard">
      <style:paragraph-properties fo:text-align="start" style:justify-single-word="false"/>
      <style:text-properties style:text-line-through-style="none" style:text-line-through-type="none" fo:font-size="14pt" fo:font-style="normal" style:text-underline-style="solid" style:text-underline-width="auto" style:text-underline-color="font-color" fo:font-weight="normal" officeooo:rsid="00442ed7" officeooo:paragraph-rsid="0045da93"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text-line-through-style="none" style:text-line-through-type="none" fo:font-size="14pt" fo:font-style="normal" style:text-underline-style="none" fo:font-weight="normal" officeooo:rsid="00476152" officeooo:paragraph-rsid="00476152" style:font-size-asian="14pt" style:font-style-asian="normal" style:font-weight-asian="normal" style:font-size-complex="14pt" style:font-style-complex="normal" style:font-weight-complex="normal"/>
    </style:style>
    <style:style style:name="P75" style:family="paragraph" style:parent-style-name="Table_20_Contents">
      <style:paragraph-properties fo:text-align="center" style:justify-single-word="false"/>
      <style:text-properties fo:font-size="12pt" officeooo:rsid="003cb485" officeooo:paragraph-rsid="003cb485" style:font-size-asian="12pt" style:font-size-complex="12pt"/>
    </style:style>
    <style:style style:name="P76" style:family="paragraph" style:parent-style-name="Table_20_Contents">
      <style:paragraph-properties fo:text-align="start" style:justify-single-word="false"/>
      <style:text-properties fo:font-size="12pt" officeooo:rsid="003cb485" officeooo:paragraph-rsid="003cb485"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9a601"/>
    </style:style>
    <style:style style:name="T3" style:family="text">
      <style:text-properties officeooo:rsid="0030a51a"/>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officeooo:rsid="000b55b6"/>
    </style:style>
    <style:style style:name="T7" style:family="text">
      <style:text-properties style:text-underline-style="none" officeooo:rsid="003da995"/>
    </style:style>
    <style:style style:name="T8" style:family="text">
      <style:text-properties style:text-underline-style="none" officeooo:rsid="0045da93"/>
    </style:style>
    <style:style style:name="T9" style:family="text">
      <style:text-properties officeooo:rsid="000da3be"/>
    </style:style>
    <style:style style:name="T10" style:family="text">
      <style:text-properties officeooo:rsid="001134fb"/>
    </style:style>
    <style:style style:name="T11" style:family="text">
      <style:text-properties fo:font-size="12pt" fo:font-style="normal" style:text-underline-style="none" fo:font-weight="normal" officeooo:rsid="0048ffb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49a601"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solid" style:text-underline-width="auto" style:text-underline-color="font-color" fo:font-weight="normal" officeooo:rsid="0048ffb9" style:font-size-asian="10.5pt" style:font-style-asian="normal" style:font-weight-asian="normal" style:font-size-complex="12pt" style:font-style-complex="normal" style:font-weight-complex="normal"/>
    </style:style>
    <style:style style:name="T14" style:family="text">
      <style:text-properties officeooo:rsid="00277cc0"/>
    </style:style>
    <style:style style:name="T15" style:family="text">
      <style:text-properties officeooo:rsid="0027f665"/>
    </style:style>
    <style:style style:name="T16" style:family="text">
      <style:text-properties officeooo:rsid="00131782"/>
    </style:style>
    <style:style style:name="T17" style:family="text">
      <style:text-properties officeooo:rsid="003b2035"/>
    </style:style>
    <style:style style:name="T18" style:family="text">
      <style:text-properties officeooo:rsid="003b49e1"/>
    </style:style>
    <style:style style:name="T19"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size="14pt" fo:font-style="normal" style:text-underline-style="none" fo:font-weight="normal" officeooo:rsid="00409ab1" style:font-size-asian="14pt" style:font-style-asian="normal" style:font-weight-asian="normal" style:font-size-complex="14pt" style:font-style-complex="normal" style:font-weight-complex="normal"/>
    </style:style>
    <style:style style:name="T21" style:family="text">
      <style:text-properties officeooo:rsid="003d43a3"/>
    </style:style>
    <style:style style:name="T22" style:family="text">
      <style:text-properties officeooo:rsid="00409ab1"/>
    </style:style>
    <style:style style:name="T23" style:family="text">
      <style:text-properties officeooo:rsid="0041fc1f"/>
    </style:style>
    <style:style style:name="T24" style:family="text">
      <style:text-properties officeooo:rsid="00440924"/>
    </style:style>
    <style:style style:name="T25" style:family="text">
      <style:text-properties officeooo:rsid="00442ed7"/>
    </style:style>
    <style:style style:name="T26" style:family="text">
      <style:text-properties officeooo:rsid="0045da93"/>
    </style:style>
    <style:style style:name="T27" style:family="text">
      <style:text-properties officeooo:rsid="0049a6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Rapport de Projet sur le jeu Yahtzee</text:p>
      <text:p text:style-name="P10"><text:span text:style-name="T4">Participants : </text:span><text:span text:style-name="T5">Benoit COMBASTEIX, Simon FERNANDES</text:span></text:p>
      <text:p text:style-name="P25">et Nathan OUALET</text:p>
      <text:p text:style-name="P27"/>
      <text:p text:style-name="P27"/>
      <text:p text:style-name="P10">Dépot Github sur le Projet :</text:p>
      <text:p text:style-name="P25"><text:a xlink:type="simple" xlink:href="https://github.com/FernandesSimon/Projet_Etudiant_C_2016" text:style-name="Internet_20_link" text:visited-style-name="Visited_20_Internet_20_Link">https://github.com/FernandesSimon/Projet_Etudiant_C_2016</text:a></text:p>
      <text:p text:style-name="P25"/>
      <text:p text:style-name="P26"><text:span text:style-name="T1">Encadrants :</text:span> Dominique Py, Claudine Piau-Toffolon</text:p>
      <text:p text:style-name="P26">et Thierry Lemeuni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ommaire :</text:p>
      <text:p text:style-name="P27"/>
      <text:list xml:id="list3473580757840133478" text:style-name="L1">
        <text:list-item>
          <text:p text:style-name="P31">Introduction</text:p>
        </text:list-item>
        <text:list-item>
          <text:p text:style-name="P33">Organisation du projet</text:p>
        </text:list-item>
        <text:list-item>
          <text:p text:style-name="P33">Conception </text:p>
        </text:list-item>
        <text:list-item>
          <text:p text:style-name="P33">Développement</text:p>
        </text:list-item>
        <text:list-item>
          <text:p text:style-name="P31">Résultats attendus et Erreurs trouvées</text:p>
        </text:list-item>
        <text:list-item>
          <text:p text:style-name="P31">Conclusion</text:p>
        </text:list-item>
        <text:list-item>
          <text:p text:style-name="P33">Annexes</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14741196896397" text:continue-numbering="true" text:style-name="L1">
        <text:list-item>
          <text:p text:style-name="P52">Introduction :</text:p>
          <text:p text:style-name="P34"/>
        </text:list-item>
      </text:list>
      <text:list xml:id="list2406819721683125498" text:style-name="L2">
        <text:list-item>
          <text:p text:style-name="P53">Présentation du jeu :<text:span text:style-name="T4"> le Yahtzee.</text:span></text:p>
          <text:p text:style-name="P43"/>
        </text:list-item>
      </text:list>
      <text:p text:style-name="P19"/>
      <text:p text:style-name="P11"><text:span text:style-name="T4"><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6">e</text:span><text:span text:style-name="T4">t commercialisa le jeu de dés.</text:span></text:p>
      <text:p text:style-name="P20"/>
      <text:p text:style-name="P20"><text:tab/>En 1973, Milton Bradley – firme de Hasbro – achète la E. S. Lowe Company et obtient les droits du jeu.</text:p>
      <text:p text:style-name="P20"/>
      <text:p text:style-name="P12"/>
      <text:list xml:id="list114741865199670" text:continue-numbering="true" text:style-name="L2">
        <text:list-header>
          <text:p text:style-name="P35"/>
        </text:list-header>
        <text:list-item>
          <text:p text:style-name="P54">Déroulement d’une partie :</text:p>
        </text:list-item>
      </text:list>
      <text:p text:style-name="P15"/>
      <text:p text:style-name="P16"><text:tab/><text:span text:style-name="T9">Le Yam’s se joue à un ou plusieurs joueurs. Jouer en solitaire signifie que le seul but est d’améliorer son score au fil des différentes parties.</text:span></text:p>
      <text:p text:style-name="P16"/>
      <text:p text:style-name="P17"><text:tab/><text:span text:style-name="T10">Le jeu se joue avec 5 dés et un tableau de score.</text:span></text:p>
      <text:p text:style-name="P18">Au début de la partie, chaque joueur lance une fois les dés. <text:span text:style-name="T17">Celui qui possède</text:span> plus grand score commence la partie.</text:p>
      <text:p text:style-name="P18">A chaque tour, les joueurs lancent les dés au maximum 3 fois.</text:p>
      <text:p text:style-name="P18">La première fois, tous les dés doivent obligatoirement être lancés.</text:p>
      <text:p text:style-name="P18">Si le joueur décide de lancer les dés une seconde (et troisième fois), il peut relancer les dés de son choix, <text:span text:style-name="T17">en sélectionnant les dés qu’il souhaite garder.</text:span></text:p>
      <text:p text:style-name="P18">Après le troisième lancer, les dés ne peuvent plus être lancés et les points obtenus sont validés.</text:p>
      <text:p text:style-name="P45">C’est à ce moment que le score doit être inscrit dans l’une des 13 cases, <text:span text:style-name="T18">s</text:span>elon les <text:span text:style-name="T18">combinaisons obtenues dans le dernier lancer de dés effectué. Selon le choix de catégorie le score sera différent mais attention vous pouvez choisir une catégorie sans avoir la combinaison mais vous obtenez un score de 0 il faut donc être stratégique dans vos choix.</text:span></text:p>
      <text:p text:style-name="P46">Une case doit obligatoirement être remplie à la fin du tour.</text:p>
      <text:p text:style-name="P47">Pour gagner une partie a plusieurs joueurs il faut obtenir le meilleur score parmi tout les joueurs. </text:p>
      <text:p text:style-name="P47"><text:soft-page-break/>Jouer en solitaire permet de perfectionner ses techniques et de chercher a avoir un meilleur score (il sert donc plus d’entraînement que de réel partie).</text:p>
      <text:p text:style-name="P55"/>
      <text:p text:style-name="P55"/>
      <text:p text:style-name="P55"/>
      <text:p text:style-name="P55"/>
      <text:p text:style-name="P55"/>
      <text:p text:style-name="P55"/>
      <text:p text:style-name="P55"/>
      <text:p text:style-name="P55"/>
      <text:p text:style-name="P55"/>
      <text:list xml:id="list5390593980588000338" text:style-name="L3">
        <text:list-item>
          <text:p text:style-name="P56"><text:span text:style-name="T14">Organisation du travail</text:span> :</text:p>
          <text:p text:style-name="P56"/>
        </text:list-item>
      </text:list>
      <table:table table:name="Tableau1" table:style-name="Tableau1">
        <table:table-column table:style-name="Tableau1.A"/>
        <table:table-column table:style-name="Tableau1.B"/>
        <table:table-row>
          <table:table-cell table:style-name="Tableau1.A1" office:value-type="string">
            <text:p text:style-name="P75">Benoit</text:p>
          </table:table-cell>
          <table:table-cell table:style-name="Tableau1.B1" office:value-type="string">
            <text:p text:style-name="P76">Affichage des dés, création de fonction de calcul et de fonction booléenne, tests des fonction et assemblage.</text:p>
          </table:table-cell>
        </table:table-row>
        <table:table-row>
          <table:table-cell table:style-name="Tableau1.A2" office:value-type="string">
            <text:p text:style-name="P75">Nathan</text:p>
          </table:table-cell>
          <table:table-cell table:style-name="Tableau1.B2" office:value-type="string">
            <text:p text:style-name="P76">Affichage des dés, création de fonction de calcul et de fonction booléenne, commentaire Doxygen.</text:p>
          </table:table-cell>
        </table:table-row>
        <table:table-row>
          <table:table-cell table:style-name="Tableau1.A2" office:value-type="string">
            <text:p text:style-name="P75">Simon</text:p>
          </table:table-cell>
          <table:table-cell table:style-name="Tableau1.B2" office:value-type="string">
            <text:p text:style-name="P76">Affichage des dés, création de fonction de calcul et de fonction booléenne, interface graphique Ncurses.</text:p>
          </table:table-cell>
        </table:table-row>
      </table:table>
      <text:list xml:id="list114741361966324" text:continue-numbering="true" text:style-name="L3">
        <text:list-header>
          <text:p text:style-name="P62"/>
        </text:list-header>
      </text:list>
      <text:p text:style-name="P48">Le partage des fichiers <text:span text:style-name="T21">du projet </text:span>a été fais sur <text:span text:style-name="T21">un répertoire Github, la communication entre chaque membres du projet s’est faite par message sms, curse, skype.</text:span></text:p>
      <text:p text:style-name="P48"/>
      <text:p text:style-name="P71"><text:span text:style-name="T13">Fonction de calcul:</text:span></text:p>
      <text:p text:style-name="P71"><text:span text:style-name="T11"/></text:p>
      <text:p text:style-name="P71"><text:span text:style-name="T11">CalculScore, </text:span>CalculOccurrences, Resultat.</text:p>
      <text:p text:style-name="P69"/>
      <text:p text:style-name="P51"><text:span text:style-name="T1">Fonction booléenne :</text:span> </text:p>
      <text:p text:style-name="P51"/>
      <text:p text:style-name="P51">isFull, isCarre, isYahtzee, isBrelan, isPtSuite, isGdSuite.</text:p>
      <text:p text:style-name="P50"/>
      <text:p text:style-name="P71"><text:span text:style-name="T13">Fonction d’affichage :</text:span></text:p>
      <text:p text:style-name="P71"><text:span text:style-name="T13"/></text:p>
      <text:p text:style-name="P71">FicheDeScore, de_un, de_deux…<text:span text:style-name="T27">, de_six, de_vide, </text:span>AffichageDe, MiseEnPlace, Resultat, Partie, Page_Regles, Regles, Menu, <text:span text:style-name="T12"><text:s/></text:span>Nettoyer, Garder, Lancer, DetruireFenetre.</text:p>
      <text:p text:style-name="P70"/>
      <text:p text:style-name="P71"><text:span text:style-name="T2">Fonction de gestion:</text:span></text:p>
      <text:p text:style-name="P71"><text:span text:style-name="T2"/></text:p>
      <text:p text:style-name="P71">ChoixCategorie, EntrerNbJoueur, EntrerPseudo, <text:s/>ChainePseudo, EcrireScore, ChangerJoueur, Aide.</text:p>
      <text:p text:style-name="P69"/>
      <text:p text:style-name="P70"/>
      <text:list xml:id="list807129574743435259" text:style-name="L4">
        <text:list-item>
          <text:p text:style-name="P57"><text:span text:style-name="T15">Conception</text:span> :</text:p>
        </text:list-item>
      </text:list>
      <text:p text:style-name="P13"/>
      <text:p text:style-name="P23"><text:tab/><text:span text:style-name="T16">La feuille de Yahtzee est divisée en deux parties : </text:span></text:p>
      <text:p text:style-name="P14"/>
      <text:list xml:id="list1460987897331189092" text:style-name="L5">
        <text:list-item>
          <text:p text:style-name="P40"><text:soft-page-break/>La partie supérieure :</text:p>
        </text:list-item>
      </text:list>
      <text:p text:style-name="P21"/>
      <text:p text:style-name="P14">de l’As au Six :</text:p>
      <text:p text:style-name="P21"/>
      <text:p text:style-name="P21">Vous multipliez le nombre d’occurrences d’une valeur par cette valeur et l’écrivez dans la case correspondante. <text:span text:style-name="T21">C’est à dire que si</text:span> <text:span text:style-name="T21">v</text:span>ous obtenez 5 Deux, vous inscrivez 10 dans la case.</text:p>
      <text:p text:style-name="P21"/>
      <text:list xml:id="list2369139571912724210" text:style-name="L6">
        <text:list-item>
          <text:p text:style-name="P41">La partie inférieure :</text:p>
          <text:p text:style-name="P41"/>
        </text:list-item>
      </text:list>
      <text:p text:style-name="P21"><text:span text:style-name="T1">Brelan :</text:span> Vous obtenez trois fois le même chiffre et deux autres chiffres. Vous additionnez le total des dés et l'écrivez dans la case « Brelan »</text:p>
      <text:p text:style-name="P21"/>
      <text:p text:style-name="P21"><text:span text:style-name="T1">Carré :</text:span> Vous obtenez quatre fois le même chiffre et un autre. Vous additionnez le total des dés et l'écrivez dans la case « Carré ».</text:p>
      <text:p text:style-name="P21"/>
      <text:p text:style-name="P21"><text:span text:style-name="T1">Full :</text:span> Vous obtenez trois dés identiques et 2 dés identiques entre eux. Vous additionnez le total des dés et l'écrivez dans la case « Full », vous gagnez 25 points bonus.</text:p>
      <text:p text:style-name="P21"/>
      <text:p text:style-name="P21"><text:span text:style-name="T1">Petite suite :</text:span> Vous obtenez une suite de quatre chiffre. Vous gagnez 30 points.</text:p>
      <text:p text:style-name="P21"/>
      <text:p text:style-name="P21"><text:span text:style-name="T1">Grande suite :</text:span> Vous obtenez une suite de cinq chiffres. Vous gagnez 40 points.</text:p>
      <text:p text:style-name="P21"/>
      <text:p text:style-name="P21"><text:span text:style-name="T1">Yahtzee :</text:span> Vous obtenez 5 dés identiques. Vous marquez 50 points.</text:p>
      <text:p text:style-name="P14"/>
      <text:p text:style-name="P21"><text:span text:style-name="T1">Chance :</text:span> Vous additionnez la valeur de chaque dé et l'écrivez dans la case.</text:p>
      <text:p text:style-name="P21"/>
      <text:p text:style-name="P21">Attention ! Plusieurs résultats peuvent correspondre à plusieurs catégories mais vous ne pouvez remplir une case qu'une seule fois, soyez stratégiques !</text:p>
      <text:p text:style-name="P21"/>
      <text:p text:style-name="P42">Prime des 35 points: <text:span text:style-name="T4">Lorsque vous totalisez un score de 63 points juste avec la partie supérieure, vous obtenez une prime de 35 points bonus.</text:span></text:p>
      <text:p text:style-name="P5"/>
      <text:p text:style-name="P36">Prime des Yahtzee :<text:span text:style-name="T4"> </text:span><text:span text:style-name="T7">Lorsque vous avez obtenu un yahtzee dans votre partie et qu’il a été inscrit dans la case yahtzee vous obtenez un bonus de 100 points pour chaque yahtzee suivant.</text:span></text:p>
      <text:p text:style-name="P36"><text:span text:style-name="T7"/></text:p>
      <text:list xml:id="list143523583620704655" text:style-name="L7">
        <text:list-item>
          <text:p text:style-name="P38">Environnement de travail :</text:p>
        </text:list-item>
      </text:list>
      <text:p text:style-name="P37"><text:span text:style-name="T4"/></text:p>
      <text:p text:style-name="P37"><text:span text:style-name="T4">Les parties du jeu se feront sur une interface graphique en console. </text:span></text:p>
      <text:p text:style-name="P37"><text:span text:style-name="T4"/></text:p>
      <text:p text:style-name="P63">Le déroulement se produit sur plusieurs pages de console :</text:p>
      <text:p text:style-name="P63">- 1ere page : le titre du jeu ;</text:p>
      <text:p text:style-name="P63"/>
      <text:p text:style-name="P63">- 2 eme page : Menu principal du jeu : Nouvelle partie, Regles, Meilleur Score et Quitter le Jeu.</text:p>
      <text:p text:style-name="P63">- <text:span text:style-name="T23">2eme page bis : Affichage déroulant des règles.</text:span></text:p>
      <text:p text:style-name="P63">- <text:span text:style-name="T23">2eme page trio : Affichage du meilleur score réalisé sur le jeu.</text:span></text:p>
      <text:p text:style-name="P63"><text:soft-page-break/></text:p>
      <text:p text:style-name="P64">- 3eme page : <text:span text:style-name="T22">Nouvelle partie : -Combien de joueurs ? Les pseudos des joueurs ?</text:span></text:p>
      <text:p text:style-name="P64"/>
      <text:p text:style-name="P64"><text:span text:style-name="T22">- 4eme page : Après sélection des pseudos, la partie commence… :</text:span></text:p>
      <text:list xml:id="list344649403198654842" text:style-name="L8">
        <text:list-item>
          <text:p text:style-name="P68"><text:span text:style-name="T20">Zone d’affichage des 5 dés, où se fait la sélection des dés à garder .</text:span></text:p>
          <text:p text:style-name="P68"><text:span text:style-name="T20"/></text:p>
        </text:list-item>
        <text:list-item>
          <text:p text:style-name="P72"><text:span text:style-name="T19">Zone de Score : avec l’affichage du score selon les catégories et les différents joueurs.</text:span></text:p>
          <text:p text:style-name="P72"><text:span text:style-name="T19"/></text:p>
        </text:list-item>
        <text:list-item>
          <text:p text:style-name="P72"><text:span text:style-name="T19">Zone Aide : Affichage des différentes combinaisons des lancers si le joueur a demandé l’aide en début de partie.</text:span></text:p>
          <text:p text:style-name="P72"><text:span text:style-name="T19"/></text:p>
        </text:list-item>
        <text:list-item>
          <text:p text:style-name="P72"><text:span text:style-name="T19">Zone Message : qui permet d’afficher les instructions pour le bon déroulement de la partie. </text:span></text:p>
        </text:list-item>
      </text:list>
      <text:p text:style-name="P64"><text:span text:style-name="T22"><text:tab/> </text:span></text:p>
      <text:p text:style-name="P64">- <text:span text:style-name="T22">5eme page : Après qu’un joueur ait rempli sa partie de tableau, la page de score s’affiche automatiquement, demandant si on veut recommencer une partie ou retourner au menu.</text:span></text:p>
      <text:p text:style-name="P64"/>
      <text:p text:style-name="P65">Les commandes demandées a chaque instruction s’exécute grâce à la bibliothèque Ncurses ou a une demande d’entrée d’un caractère spécial caractérisant la plupart du temps la réponse « oui » ou « non » ou alors de monter ou de descendre dans l’affichage en effectuant la commande « key_down »(flèche du bas) ou « key_up »(<text:span text:style-name="T26">flèche</text:span> du haut).</text:p>
      <text:p text:style-name="P65"/>
      <text:p text:style-name="P66"><text:span text:style-name="T1">Ncurses </text:span>: </text:p>
      <text:p text:style-name="P66"><text:span text:style-name="T24">La bibliothèque Ncurses permet de se déplacer dans l’interface graphique de la console, par exemple si on affiche un tableau dans la console grâce à diverses commandes on pourra se déplacer dans ce tableau et écrire à l’intérieur.</text:span></text:p>
      <text:p text:style-name="P67">Cette bibliothèque permet aussi d’afficher des objets à l’endroit ou on veut c’est à dire qu’on choisis la colonne et la ligne ou l’objet <text:span text:style-name="T25">apparaîtra.</text:span></text:p>
      <text:p text:style-name="P67"/>
      <text:p text:style-name="P61">L’intelligence artificielle:<text:span text:style-name="T4"> </text:span></text:p>
      <text:p text:style-name="P73"><text:span text:style-name="T4">L’IA sera utilisée pour jouer comme un joueur. </text:span><text:span text:style-name="T8">Pour lancer ses 5 dés de façon optimale, nous calculerons le score qu’il a obtenu dans les précédents lancers. L’utilisation des probabilités sera essentielle pour connaître la meilleure combinaison de dés parmi celle possible selon les dés obtenus dans le lancer. Le programme choisira la meilleure catégorie qui n’a pas été encore rempli et a une des meilleurs probabilités selon les catégories restantes. <text:s text:c="2"/></text:span></text:p>
      <text:p text:style-name="P74">(non réalisé)</text:p>
      <text:p text:style-name="P59"/>
      <text:p text:style-name="P5"><text:soft-page-break/></text:p>
      <text:list xml:id="list114741486060315" text:continue-list="list807129574743435259" text:style-name="L4">
        <text:list-item>
          <text:p text:style-name="P60">Développement :</text:p>
        </text:list-item>
      </text:list>
      <text:p text:style-name="P6"/>
      <text:p text:style-name="P24"><text:tab/></text:p>
      <text:p text:style-name="P6"/>
      <text:list xml:id="list114740660562037" text:continue-numbering="true" text:style-name="L4">
        <text:list-item>
          <text:p text:style-name="P57">R<text:span text:style-name="T15">ésultats :</text:span></text:p>
        </text:list-item>
      </text:list>
      <text:p text:style-name="P5"/>
      <text:p text:style-name="P22"><text:tab/></text:p>
      <text:p text:style-name="P5"/>
      <text:list xml:id="list114741215254147" text:continue-numbering="true" text:style-name="L4">
        <text:list-item>
          <text:p text:style-name="P60">Conclusion :</text:p>
        </text:list-item>
      </text:list>
      <text:p text:style-name="P6"/>
      <text:p text:style-name="P24"><text:tab/></text:p>
      <text:p text:style-name="P6"/>
      <text:p text:style-name="P6"/>
      <text:list xml:id="list114740370425056" text:continue-numbering="true" text:style-name="L4">
        <text:list-item>
          <text:p text:style-name="P60">Annexes :</text:p>
        </text:list-item>
      </text:list>
      <text:p text:style-name="P6"/>
      <text:p text:style-name="P24"><text:tab/></text:p>
      <text:p text:style-name="P7"/>
      <text:p text:style-name="P4"/>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f92f" officeooo:paragraph-rsid="001ff92f"/>
    </style:style>
    <style:style style:name="MP2" style:family="paragraph" style:parent-style-name="Footer">
      <style:paragraph-properties fo:text-align="start" style:justify-single-word="false"/>
      <style:text-properties officeooo:paragraph-rsid="0030a51a"/>
    </style:style>
    <style:style style:name="MT1" style:family="text">
      <style:text-properties style:text-underline-style="solid" style:text-underline-width="auto" style:text-underline-color="font-color"/>
    </style:style>
    <style:style style:name="MT2" style:family="text">
      <style:text-properties officeooo:rsid="0030a5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rojet Jeu Yahtzee</text:span> – B.Combasteix, S.Fernandes et N.Oualet</text:p>
      </style:header>
      <style:footer>
        <text:p text:style-name="MP2"><text:span text:style-name="MT2">Licence 2 SPI <text:tab/></text:span><text:span text:style-name="MT2"><text:page-number text:select-page="current">7</text:page-number></text:span><text:span text:style-name="MT2">/</text:span><text:span text:style-name="MT2"><text:page-count>7</text:page-count></text:span><text:span text:style-name="MT2"><text:tab/> 16/12/2016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9:47:51.731653996</meta:creation-date>
    <meta:generator>LibreOffice/5.1.4.2$Linux_X86_64 LibreOffice_project/10m0$Build-2</meta:generator>
    <dc:date>2016-12-15T11:46:40.541587272</dc:date>
    <meta:editing-duration>PT1H53M1S</meta:editing-duration>
    <meta:editing-cycles>60</meta:editing-cycles>
    <meta:document-statistic meta:table-count="1" meta:image-count="0" meta:object-count="0" meta:page-count="7" meta:paragraph-count="102" meta:word-count="1243" meta:character-count="7269" meta:non-whitespace-character-count="6116"/>
  </office:meta>
</office:document-meta>
</file>